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cm" fo:margin-right="0cm" fo:text-indent="0cm" style:auto-text-indent="false" fo:background-color="transparent"/>
      <style:text-properties fo:font-weight="normal" officeooo:rsid="00370346" officeooo:paragraph-rsid="00370346" style:font-weight-asian="normal" style:font-weight-complex="normal"/>
    </style:style>
    <style:style style:name="P2"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1c65f8" officeooo:paragraph-rsid="001c65f8"/>
    </style:style>
    <style:style style:name="P3" style:family="paragraph" style:parent-style-name="Standard" style:master-page-name="">
      <loext:graphic-properties draw:fill="none"/>
      <style:paragraph-properties fo:margin-left="0cm" fo:margin-right="0cm" fo:text-indent="0.499cm" style:auto-text-indent="false" style:page-number="auto" fo:background-color="transparent"/>
      <style:text-properties fo:font-weight="normal" officeooo:rsid="00370346" officeooo:paragraph-rsid="00370346" style:font-weight-asian="normal" style:font-weight-complex="normal"/>
    </style:style>
    <style:style style:name="P4" style:family="paragraph" style:parent-style-name="Standard" style:master-page-name="">
      <loext:graphic-properties draw:fill="none"/>
      <style:paragraph-properties fo:margin-left="0cm" fo:margin-right="0cm" fo:text-indent="0.499cm" style:auto-text-indent="false" style:page-number="auto" fo:background-color="transparent"/>
      <style:text-properties fo:font-weight="normal" officeooo:rsid="002dfb73" officeooo:paragraph-rsid="002dfb73" style:font-weight-asian="normal" style:font-weight-complex="normal"/>
    </style:style>
    <style:style style:name="P5" style:family="paragraph" style:parent-style-name="Standard">
      <loext:graphic-properties draw:fill="none"/>
      <style:paragraph-properties fo:margin-left="0cm" fo:margin-right="0cm" fo:text-indent="0.499cm" style:auto-text-indent="false" fo:background-color="transparent"/>
      <style:text-properties officeooo:rsid="001c65f8" officeooo:paragraph-rsid="001c65f8"/>
    </style:style>
    <style:style style:name="P6" style:family="paragraph" style:parent-style-name="Standard">
      <loext:graphic-properties draw:fill="none"/>
      <style:paragraph-properties fo:margin-left="0cm" fo:margin-right="0cm" fo:text-indent="0.499cm" style:auto-text-indent="false" fo:background-color="transparent"/>
      <style:text-properties fo:font-weight="bold" officeooo:rsid="001c65f8" officeooo:paragraph-rsid="001c65f8" style:font-weight-asian="bold" style:font-weight-complex="bold"/>
    </style:style>
    <style:style style:name="P7" style:family="paragraph" style:parent-style-name="Standard">
      <loext:graphic-properties draw:fill="none"/>
      <style:paragraph-properties fo:margin-left="0cm" fo:margin-right="0cm" fo:text-indent="0.499cm" style:auto-text-indent="false" fo:background-color="transparent"/>
      <style:text-properties fo:font-weight="bold" officeooo:rsid="001e9049" officeooo:paragraph-rsid="001e9049" style:font-weight-asian="bold" style:font-weight-complex="bold"/>
    </style:style>
    <style:style style:name="P8" style:family="paragraph" style:parent-style-name="Standard">
      <loext:graphic-properties draw:fill="none"/>
      <style:paragraph-properties fo:margin-left="0cm" fo:margin-right="0cm" fo:text-indent="0.499cm" style:auto-text-indent="false" fo:background-color="transparent"/>
      <style:text-properties fo:font-weight="bold" officeooo:rsid="0028cdfb" officeooo:paragraph-rsid="0028cdfb" style:font-weight-asian="bold" style:font-weight-complex="bold"/>
    </style:style>
    <style:style style:name="P9" style:family="paragraph" style:parent-style-name="Standard">
      <loext:graphic-properties draw:fill="none"/>
      <style:paragraph-properties fo:margin-left="0cm" fo:margin-right="0cm" fo:text-indent="0.499cm" style:auto-text-indent="false" fo:background-color="transparent"/>
      <style:text-properties fo:font-weight="bold" officeooo:rsid="002e3b86" officeooo:paragraph-rsid="002e3b86" style:font-weight-asian="bold" style:font-weight-complex="bold"/>
    </style:style>
    <style:style style:name="P10" style:family="paragraph" style:parent-style-name="Standard">
      <loext:graphic-properties draw:fill="none"/>
      <style:paragraph-properties fo:margin-left="0cm" fo:margin-right="0cm" fo:text-indent="0.499cm" style:auto-text-indent="false" fo:background-color="transparent"/>
      <style:text-properties fo:font-weight="bold" officeooo:rsid="00312560" officeooo:paragraph-rsid="00312560" style:font-weight-asian="bold" style:font-weight-complex="bold"/>
    </style:style>
    <style:style style:name="P11" style:family="paragraph" style:parent-style-name="Standard">
      <loext:graphic-properties draw:fill="none"/>
      <style:paragraph-properties fo:margin-left="0cm" fo:margin-right="0cm" fo:text-indent="0.499cm" style:auto-text-indent="false" fo:background-color="transparent"/>
      <style:text-properties fo:font-weight="bold" officeooo:rsid="0025fd31" officeooo:paragraph-rsid="002ba6f4" style:font-weight-asian="bold" style:font-weight-complex="bold"/>
    </style:style>
    <style:style style:name="P12" style:family="paragraph" style:parent-style-name="Standard">
      <loext:graphic-properties draw:fill="none"/>
      <style:paragraph-properties fo:margin-left="0cm" fo:margin-right="0cm" fo:text-indent="0.499cm" style:auto-text-indent="false" fo:background-color="transparent"/>
      <style:text-properties officeooo:rsid="001e1499" officeooo:paragraph-rsid="001e1499"/>
    </style:style>
    <style:style style:name="P13" style:family="paragraph" style:parent-style-name="Standard">
      <loext:graphic-properties draw:fill="none"/>
      <style:paragraph-properties fo:margin-left="0cm" fo:margin-right="0cm" fo:text-indent="0.499cm" style:auto-text-indent="false" fo:background-color="transparent"/>
      <style:text-properties officeooo:rsid="001e1499" officeooo:paragraph-rsid="00438a59"/>
    </style:style>
    <style:style style:name="P14" style:family="paragraph" style:parent-style-name="Standard">
      <loext:graphic-properties draw:fill="none"/>
      <style:paragraph-properties fo:margin-left="0cm" fo:margin-right="0cm" fo:text-indent="0.499cm" style:auto-text-indent="false" fo:background-color="transparent"/>
      <style:text-properties officeooo:rsid="001e9049" officeooo:paragraph-rsid="001e9049"/>
    </style:style>
    <style:style style:name="P15" style:family="paragraph" style:parent-style-name="Standard">
      <loext:graphic-properties draw:fill="none"/>
      <style:paragraph-properties fo:margin-left="0cm" fo:margin-right="0cm" fo:text-indent="0.499cm" style:auto-text-indent="false" fo:background-color="transparent"/>
      <style:text-properties officeooo:rsid="002d0c43" officeooo:paragraph-rsid="002d0c43"/>
    </style:style>
    <style:style style:name="P16" style:family="paragraph" style:parent-style-name="Standard">
      <loext:graphic-properties draw:fill="none"/>
      <style:paragraph-properties fo:margin-left="0cm" fo:margin-right="0cm" fo:text-indent="0.499cm" style:auto-text-indent="false" fo:background-color="transparent"/>
      <style:text-properties fo:font-weight="normal" officeooo:rsid="001e9049" officeooo:paragraph-rsid="001e9049" style:font-weight-asian="normal" style:font-weight-complex="normal"/>
    </style:style>
    <style:style style:name="P17" style:family="paragraph" style:parent-style-name="Standard">
      <loext:graphic-properties draw:fill="none"/>
      <style:paragraph-properties fo:margin-left="0cm" fo:margin-right="0cm" fo:text-indent="0.499cm" style:auto-text-indent="false" fo:background-color="transparent"/>
      <style:text-properties fo:font-weight="normal" officeooo:rsid="001e9049" officeooo:paragraph-rsid="0043b997" style:font-weight-asian="normal" style:font-weight-complex="normal"/>
    </style:style>
    <style:style style:name="P18" style:family="paragraph" style:parent-style-name="Standard">
      <loext:graphic-properties draw:fill="none"/>
      <style:paragraph-properties fo:margin-left="0cm" fo:margin-right="0cm" fo:text-indent="0.499cm" style:auto-text-indent="false" fo:background-color="transparent"/>
      <style:text-properties fo:font-weight="normal" officeooo:rsid="002ba6f4" officeooo:paragraph-rsid="002ba6f4" style:font-weight-asian="normal" style:font-weight-complex="normal"/>
    </style:style>
    <style:style style:name="P19" style:family="paragraph" style:parent-style-name="Standard">
      <loext:graphic-properties draw:fill="none"/>
      <style:paragraph-properties fo:margin-left="0cm" fo:margin-right="0cm" fo:text-indent="0.499cm" style:auto-text-indent="false" fo:background-color="transparent"/>
      <style:text-properties fo:font-weight="normal" officeooo:rsid="002f95a2" officeooo:paragraph-rsid="002f95a2" style:font-weight-asian="normal" style:font-weight-complex="normal"/>
    </style:style>
    <style:style style:name="P20" style:family="paragraph" style:parent-style-name="Standard">
      <loext:graphic-properties draw:fill="none"/>
      <style:paragraph-properties fo:margin-left="0cm" fo:margin-right="0cm" fo:text-indent="0.499cm" style:auto-text-indent="false" fo:background-color="transparent"/>
      <style:text-properties fo:font-weight="normal" officeooo:rsid="0026c9fd" officeooo:paragraph-rsid="0026c9fd" style:font-weight-asian="normal" style:font-weight-complex="normal"/>
    </style:style>
    <style:style style:name="P21" style:family="paragraph" style:parent-style-name="Standard">
      <loext:graphic-properties draw:fill="none"/>
      <style:paragraph-properties fo:margin-left="0cm" fo:margin-right="0cm" fo:text-indent="0.499cm" style:auto-text-indent="false" fo:background-color="transparent"/>
      <style:text-properties fo:font-weight="normal" officeooo:rsid="002c2111" officeooo:paragraph-rsid="002c2111" style:font-weight-asian="normal" style:font-weight-complex="normal"/>
    </style:style>
    <style:style style:name="P22" style:family="paragraph" style:parent-style-name="Standard">
      <loext:graphic-properties draw:fill="none"/>
      <style:paragraph-properties fo:margin-left="0cm" fo:margin-right="0cm" fo:text-indent="0.499cm" style:auto-text-indent="false" fo:background-color="transparent"/>
      <style:text-properties fo:font-weight="normal" officeooo:rsid="0028cdfb" officeooo:paragraph-rsid="0028cdfb" style:font-weight-asian="normal" style:font-weight-complex="normal"/>
    </style:style>
    <style:style style:name="P23" style:family="paragraph" style:parent-style-name="Standard">
      <loext:graphic-properties draw:fill="none"/>
      <style:paragraph-properties fo:margin-left="0cm" fo:margin-right="0cm" fo:text-indent="0.499cm" style:auto-text-indent="false" fo:background-color="transparent"/>
      <style:text-properties fo:font-weight="normal" officeooo:rsid="0028cdfb" officeooo:paragraph-rsid="002ba6f4" style:font-weight-asian="normal" style:font-weight-complex="normal"/>
    </style:style>
    <style:style style:name="P24" style:family="paragraph" style:parent-style-name="Standard">
      <loext:graphic-properties draw:fill="none"/>
      <style:paragraph-properties fo:margin-left="0cm" fo:margin-right="0cm" fo:text-indent="0.499cm" style:auto-text-indent="false" fo:background-color="transparent"/>
      <style:text-properties fo:font-weight="normal" officeooo:rsid="0028cdfb" officeooo:paragraph-rsid="0029b482" style:font-weight-asian="normal" style:font-weight-complex="normal"/>
    </style:style>
    <style:style style:name="P25" style:family="paragraph" style:parent-style-name="Standard">
      <loext:graphic-properties draw:fill="none"/>
      <style:paragraph-properties fo:margin-left="0cm" fo:margin-right="0cm" fo:text-indent="0.499cm" style:auto-text-indent="false" fo:background-color="transparent"/>
      <style:text-properties fo:font-weight="normal" officeooo:rsid="0028cdfb" officeooo:paragraph-rsid="0049a412" style:font-weight-asian="normal" style:font-weight-complex="normal"/>
    </style:style>
    <style:style style:name="P26" style:family="paragraph" style:parent-style-name="Standard">
      <loext:graphic-properties draw:fill="none"/>
      <style:paragraph-properties fo:margin-left="0cm" fo:margin-right="0cm" fo:text-indent="0.499cm" style:auto-text-indent="false" fo:background-color="transparent"/>
      <style:text-properties fo:font-weight="normal" officeooo:rsid="002d0c43" officeooo:paragraph-rsid="002d0c43" style:font-weight-asian="normal" style:font-weight-complex="normal"/>
    </style:style>
    <style:style style:name="P27" style:family="paragraph" style:parent-style-name="Standard">
      <loext:graphic-properties draw:fill="none"/>
      <style:paragraph-properties fo:margin-left="0cm" fo:margin-right="0cm" fo:text-indent="0.499cm" style:auto-text-indent="false" fo:background-color="transparent"/>
      <style:text-properties fo:font-weight="normal" officeooo:rsid="002dfb73" officeooo:paragraph-rsid="002dfb73" style:font-weight-asian="normal" style:font-weight-complex="normal"/>
    </style:style>
    <style:style style:name="P28" style:family="paragraph" style:parent-style-name="Standard">
      <loext:graphic-properties draw:fill="none"/>
      <style:paragraph-properties fo:margin-left="0cm" fo:margin-right="0cm" fo:text-indent="0.499cm" style:auto-text-indent="false" fo:background-color="transparent"/>
      <style:text-properties fo:font-weight="normal" officeooo:rsid="002e6f52" officeooo:paragraph-rsid="002e6f52" style:font-weight-asian="normal" style:font-weight-complex="normal"/>
    </style:style>
    <style:style style:name="P29" style:family="paragraph" style:parent-style-name="Standard">
      <loext:graphic-properties draw:fill="none"/>
      <style:paragraph-properties fo:margin-left="0cm" fo:margin-right="0cm" fo:text-indent="0.499cm" style:auto-text-indent="false" fo:background-color="transparent"/>
      <style:text-properties fo:font-weight="normal" officeooo:rsid="002e3b86" officeooo:paragraph-rsid="002e3b86" style:font-weight-asian="normal" style:font-weight-complex="normal"/>
    </style:style>
    <style:style style:name="P30" style:family="paragraph" style:parent-style-name="Standard">
      <loext:graphic-properties draw:fill="none"/>
      <style:paragraph-properties fo:margin-left="0cm" fo:margin-right="0cm" fo:text-indent="0.499cm" style:auto-text-indent="false" fo:background-color="transparent"/>
      <style:text-properties fo:font-weight="normal" officeooo:rsid="0029b482" officeooo:paragraph-rsid="002ba6f4" style:font-weight-asian="normal" style:font-weight-complex="normal"/>
    </style:style>
    <style:style style:name="P31" style:family="paragraph" style:parent-style-name="Standard">
      <loext:graphic-properties draw:fill="none"/>
      <style:paragraph-properties fo:margin-left="0cm" fo:margin-right="0cm" fo:text-indent="0.499cm" style:auto-text-indent="false" fo:background-color="transparent"/>
      <style:text-properties fo:font-weight="normal" officeooo:rsid="0044fdae" officeooo:paragraph-rsid="0044fdae" style:font-weight-asian="normal" style:font-weight-complex="normal"/>
    </style:style>
    <style:style style:name="P32" style:family="paragraph" style:parent-style-name="Standard">
      <loext:graphic-properties draw:fill="none"/>
      <style:paragraph-properties fo:margin-left="0cm" fo:margin-right="0cm" fo:text-indent="0.499cm" style:auto-text-indent="false" fo:background-color="transparent"/>
      <style:text-properties fo:font-weight="normal" officeooo:rsid="002da465" officeooo:paragraph-rsid="004b4547" style:font-weight-asian="normal" style:font-weight-complex="normal"/>
    </style:style>
    <style:style style:name="P33" style:family="paragraph" style:parent-style-name="Standard">
      <loext:graphic-properties draw:fill="none"/>
      <style:paragraph-properties fo:margin-left="0cm" fo:margin-right="0cm" fo:text-indent="0.499cm" style:auto-text-indent="false" fo:background-color="transparent"/>
      <style:text-properties fo:font-weight="normal" officeooo:rsid="004b4547" officeooo:paragraph-rsid="004b4547" style:font-weight-asian="normal" style:font-weight-complex="normal"/>
    </style:style>
    <style:style style:name="P34" style:family="paragraph" style:parent-style-name="Standard">
      <loext:graphic-properties draw:fill="none"/>
      <style:paragraph-properties fo:margin-left="0cm" fo:margin-right="0cm" fo:text-indent="0.499cm" style:auto-text-indent="false" fo:background-color="transparent"/>
      <style:text-properties fo:font-weight="normal" officeooo:rsid="004b4fa7" officeooo:paragraph-rsid="004b4fa7" style:font-weight-asian="normal" style:font-weight-complex="normal"/>
    </style:style>
    <style:style style:name="P35" style:family="paragraph" style:parent-style-name="Standard">
      <loext:graphic-properties draw:fill="none"/>
      <style:paragraph-properties fo:margin-left="0cm" fo:margin-right="0cm" fo:text-indent="0.499cm" style:auto-text-indent="false" fo:background-color="transparent"/>
      <style:text-properties officeooo:rsid="00438a59" officeooo:paragraph-rsid="001c65f8"/>
    </style:style>
    <style:style style:name="P36" style:family="paragraph" style:parent-style-name="Standard" style:master-page-name="">
      <loext:graphic-properties draw:fill="none"/>
      <style:paragraph-properties fo:margin-left="0cm" fo:margin-right="0cm" fo:text-indent="0.474cm" style:auto-text-indent="false" style:page-number="auto" fo:background-color="transparent">
        <style:tab-stops>
          <style:tab-stop style:position="1.251cm"/>
        </style:tab-stops>
      </style:paragraph-properties>
      <style:text-properties fo:font-weight="normal" officeooo:rsid="002bb620" officeooo:paragraph-rsid="002bb620" style:font-weight-asian="normal" style:font-weight-complex="normal"/>
    </style:style>
    <style:style style:name="P37" style:family="paragraph" style:parent-style-name="Standard">
      <loext:graphic-properties draw:fill="none"/>
      <style:paragraph-properties fo:margin-left="0cm" fo:margin-right="0cm" fo:text-indent="0.499cm" style:auto-text-indent="false" fo:background-color="transparent"/>
      <style:text-properties fo:font-weight="normal" officeooo:rsid="0044fdae" officeooo:paragraph-rsid="002bb620" style:font-weight-asian="normal" style:font-weight-complex="normal"/>
    </style:style>
    <style:style style:name="P38" style:family="paragraph" style:parent-style-name="Standard">
      <loext:graphic-properties draw:fill="none"/>
      <style:paragraph-properties fo:margin-left="0cm" fo:margin-right="0cm" fo:text-indent="0.499cm" style:auto-text-indent="false" fo:background-color="transparent"/>
      <style:text-properties fo:font-weight="normal" officeooo:rsid="00444ddb" officeooo:paragraph-rsid="00444ddb" style:font-weight-asian="normal" style:font-weight-complex="normal"/>
    </style:style>
    <style:style style:name="P39" style:family="paragraph" style:parent-style-name="Standard">
      <loext:graphic-properties draw:fill="none"/>
      <style:paragraph-properties fo:margin-left="0cm" fo:margin-right="0cm" fo:text-indent="0.499cm" style:auto-text-indent="false" fo:background-color="transparent"/>
      <style:text-properties fo:font-weight="normal" officeooo:rsid="004d056e" officeooo:paragraph-rsid="004d056e" style:font-weight-asian="normal" style:font-weight-complex="normal"/>
    </style:style>
    <style:style style:name="P40" style:family="paragraph" style:parent-style-name="Standard">
      <loext:graphic-properties draw:fill="none"/>
      <style:paragraph-properties fo:margin-left="0cm" fo:margin-right="0cm" fo:text-indent="0.499cm" style:auto-text-indent="false" fo:background-color="transparent"/>
      <style:text-properties fo:font-weight="normal" officeooo:rsid="002dfb73" officeooo:paragraph-rsid="004df895" style:font-weight-asian="normal" style:font-weight-complex="normal"/>
    </style:style>
    <style:style style:name="P41" style:family="paragraph" style:parent-style-name="Standard">
      <loext:graphic-properties draw:fill="none"/>
      <style:paragraph-properties fo:margin-left="0cm" fo:margin-right="0cm" fo:text-indent="0.499cm" style:auto-text-indent="false" fo:background-color="transparent"/>
      <style:text-properties fo:font-weight="normal" officeooo:rsid="004df895" officeooo:paragraph-rsid="004df895" style:font-weight-asian="normal" style:font-weight-complex="normal"/>
    </style:style>
    <style:style style:name="P42" style:family="paragraph" style:parent-style-name="Standard">
      <loext:graphic-properties draw:fill="none"/>
      <style:paragraph-properties fo:margin-left="0cm" fo:margin-right="0cm" fo:text-indent="0.499cm" style:auto-text-indent="false" fo:background-color="transparent"/>
      <style:text-properties fo:font-weight="normal" officeooo:rsid="002d0c43" officeooo:paragraph-rsid="004df895" style:font-weight-asian="normal" style:font-weight-complex="normal"/>
    </style:style>
    <style:style style:name="P43" style:family="paragraph" style:parent-style-name="Standard">
      <loext:graphic-properties draw:fill="none"/>
      <style:paragraph-properties fo:margin-left="0cm" fo:margin-right="0cm" fo:text-indent="0.499cm" style:auto-text-indent="false" fo:background-color="transparent"/>
      <style:text-properties fo:font-weight="normal" officeooo:rsid="0028cdfb" officeooo:paragraph-rsid="0029b482" style:font-weight-asian="normal" style:font-weight-complex="normal"/>
    </style:style>
    <style:style style:name="P44" style:family="paragraph" style:parent-style-name="Standard">
      <loext:graphic-properties draw:fill="none"/>
      <style:paragraph-properties fo:margin-left="0cm" fo:margin-right="0cm" fo:text-indent="0.499cm" style:auto-text-indent="false" fo:background-color="transparent"/>
      <style:text-properties fo:font-weight="normal" officeooo:rsid="00312560" officeooo:paragraph-rsid="00312560" style:font-weight-asian="normal" style:font-weight-complex="normal"/>
    </style:style>
    <style:style style:name="P45" style:family="paragraph" style:parent-style-name="Standard">
      <loext:graphic-properties draw:fill="none"/>
      <style:paragraph-properties fo:margin-left="0cm" fo:margin-right="0cm" fo:text-indent="0.499cm" style:auto-text-indent="false" fo:background-color="transparent"/>
      <style:text-properties fo:font-weight="normal" officeooo:rsid="00312560" officeooo:paragraph-rsid="00500f48" style:font-weight-asian="normal" style:font-weight-complex="normal"/>
    </style:style>
    <style:style style:name="P46" style:family="paragraph" style:parent-style-name="Standard">
      <loext:graphic-properties draw:fill="none"/>
      <style:paragraph-properties fo:margin-left="0cm" fo:margin-right="0cm" fo:text-indent="0.499cm" style:auto-text-indent="false" fo:background-color="transparent"/>
      <style:text-properties fo:font-weight="normal" officeooo:rsid="004e9608" officeooo:paragraph-rsid="004e9608" style:font-weight-asian="normal" style:font-weight-complex="normal"/>
    </style:style>
    <style:style style:name="P47" style:family="paragraph" style:parent-style-name="Standard">
      <loext:graphic-properties draw:fill="none"/>
      <style:paragraph-properties fo:margin-left="0cm" fo:margin-right="0cm" fo:text-indent="0.499cm" style:auto-text-indent="false" fo:background-color="transparent"/>
      <style:text-properties fo:font-weight="normal" officeooo:rsid="00500f48" officeooo:paragraph-rsid="00500f48" style:font-weight-asian="normal" style:font-weight-complex="normal"/>
    </style:style>
    <style:style style:name="P48" style:family="paragraph" style:parent-style-name="Standard">
      <loext:graphic-properties draw:fill="none"/>
      <style:paragraph-properties fo:margin-left="0cm" fo:margin-right="0cm" fo:text-indent="0.499cm" style:auto-text-indent="false" fo:background-color="transparent"/>
      <style:text-properties fo:font-weight="normal" officeooo:rsid="00361916" officeooo:paragraph-rsid="00500f48" style:font-weight-asian="normal" style:font-weight-complex="normal"/>
    </style:style>
    <style:style style:name="P49" style:family="paragraph" style:parent-style-name="Standard">
      <loext:graphic-properties draw:fill="none"/>
      <style:paragraph-properties fo:margin-left="0cm" fo:margin-right="0cm" fo:text-indent="0.499cm" style:auto-text-indent="false" fo:background-color="transparent"/>
      <style:text-properties fo:font-weight="normal" officeooo:rsid="0051fceb" officeooo:paragraph-rsid="0051fceb" style:font-weight-asian="normal" style:font-weight-complex="normal"/>
    </style:style>
    <style:style style:name="P50" style:family="paragraph" style:parent-style-name="Standard">
      <loext:graphic-properties draw:fill="none"/>
      <style:paragraph-properties fo:margin-left="0cm" fo:margin-right="0cm" fo:text-indent="0.499cm" style:auto-text-indent="false" fo:background-color="transparent"/>
      <style:text-properties fo:font-weight="normal" officeooo:rsid="0051fceb" officeooo:paragraph-rsid="0053512b" style:font-weight-asian="normal" style:font-weight-complex="normal"/>
    </style:style>
    <style:style style:name="P51" style:family="paragraph" style:parent-style-name="Standard">
      <loext:graphic-properties draw:fill="none"/>
      <style:paragraph-properties fo:margin-left="0cm" fo:margin-right="0cm" fo:text-indent="0.499cm" style:auto-text-indent="false" fo:background-color="transparent"/>
      <style:text-properties fo:font-weight="normal" officeooo:rsid="0053512b" officeooo:paragraph-rsid="0053512b" style:font-weight-asian="normal" style:font-weight-complex="normal"/>
    </style:style>
    <style:style style:name="P52" style:family="paragraph" style:parent-style-name="Standard">
      <loext:graphic-properties draw:fill="none"/>
      <style:paragraph-properties fo:margin-left="0cm" fo:margin-right="0cm" fo:text-indent="0.499cm" style:auto-text-indent="false" fo:background-color="transparent"/>
      <style:text-properties fo:font-weight="normal" officeooo:rsid="00558dd5" officeooo:paragraph-rsid="00558dd5" style:font-weight-asian="normal" style:font-weight-complex="normal"/>
    </style:style>
    <style:style style:name="P53" style:family="paragraph" style:parent-style-name="Standard">
      <loext:graphic-properties draw:fill="none"/>
      <style:paragraph-properties fo:margin-left="0cm" fo:margin-right="0cm" fo:text-indent="0.499cm" style:auto-text-indent="false" fo:background-color="transparent"/>
      <style:text-properties fo:font-weight="normal" officeooo:rsid="00558dd5" officeooo:paragraph-rsid="0056e7a7" style:font-weight-asian="normal" style:font-weight-complex="normal"/>
    </style:style>
    <style:style style:name="P54" style:family="paragraph" style:parent-style-name="Standard">
      <loext:graphic-properties draw:fill="none"/>
      <style:paragraph-properties fo:margin-left="0cm" fo:margin-right="0cm" fo:text-indent="0.499cm" style:auto-text-indent="false" fo:background-color="transparent"/>
      <style:text-properties fo:font-weight="normal" officeooo:rsid="0056e7a7" officeooo:paragraph-rsid="0056e7a7" style:font-weight-asian="normal" style:font-weight-complex="normal"/>
    </style:style>
    <style:style style:name="P55" style:family="paragraph" style:parent-style-name="Standard">
      <loext:graphic-properties draw:fill="none"/>
      <style:paragraph-properties fo:margin-left="0cm" fo:margin-right="0cm" fo:text-indent="0.499cm" style:auto-text-indent="false" fo:background-color="transparent"/>
      <style:text-properties fo:font-weight="normal" officeooo:rsid="00385497" officeooo:paragraph-rsid="0056e7a7" style:font-weight-asian="normal" style:font-weight-complex="normal"/>
    </style:style>
    <style:style style:name="P56" style:family="paragraph" style:parent-style-name="Standard">
      <loext:graphic-properties draw:fill="none"/>
      <style:paragraph-properties fo:margin-left="0cm" fo:margin-right="0cm" fo:text-indent="0.499cm" style:auto-text-indent="false" fo:background-color="transparent"/>
      <style:text-properties fo:font-weight="normal" officeooo:rsid="00385497" officeooo:paragraph-rsid="0049a412" style:font-weight-asian="normal" style:font-weight-complex="normal"/>
    </style:style>
    <style:style style:name="P57" style:family="paragraph" style:parent-style-name="Standard">
      <loext:graphic-properties draw:fill="none"/>
      <style:paragraph-properties fo:margin-left="0cm" fo:margin-right="0cm" fo:text-indent="0.499cm" style:auto-text-indent="false" fo:background-color="transparent"/>
      <style:text-properties fo:font-weight="normal" officeooo:rsid="0057a506" officeooo:paragraph-rsid="0057a506" style:font-weight-asian="normal" style:font-weight-complex="normal"/>
    </style:style>
    <style:style style:name="P58" style:family="paragraph" style:parent-style-name="Standard">
      <loext:graphic-properties draw:fill="none"/>
      <style:paragraph-properties fo:margin-left="0cm" fo:margin-right="0cm" fo:text-indent="0.499cm" style:auto-text-indent="false" fo:background-color="transparent"/>
      <style:text-properties fo:font-weight="bold" officeooo:rsid="002c2111" officeooo:paragraph-rsid="0049a412" style:font-weight-asian="bold" style:font-weight-complex="bold"/>
    </style:style>
    <style:style style:name="T1" style:family="text">
      <style:text-properties officeooo:rsid="001e1499"/>
    </style:style>
    <style:style style:name="T2" style:family="text">
      <style:text-properties officeooo:rsid="001e9049"/>
    </style:style>
    <style:style style:name="T3" style:family="text">
      <style:text-properties officeooo:rsid="001f886b"/>
    </style:style>
    <style:style style:name="T4" style:family="text">
      <style:text-properties officeooo:rsid="0028cdfb"/>
    </style:style>
    <style:style style:name="T5" style:family="text">
      <style:text-properties fo:font-weight="bold" style:font-weight-asian="bold" style:font-weight-complex="bold"/>
    </style:style>
    <style:style style:name="T6" style:family="text">
      <style:text-properties fo:font-weight="bold" officeooo:rsid="0025fd31" style:font-weight-asian="bold" style:font-weight-complex="bold"/>
    </style:style>
    <style:style style:name="T7" style:family="text">
      <style:text-properties officeooo:rsid="0029b482"/>
    </style:style>
    <style:style style:name="T8" style:family="text">
      <style:text-properties officeooo:rsid="002ba6f4"/>
    </style:style>
    <style:style style:name="T9" style:family="text">
      <style:text-properties officeooo:rsid="002d0c43"/>
    </style:style>
    <style:style style:name="T10" style:family="text">
      <style:text-properties officeooo:rsid="002da465"/>
    </style:style>
    <style:style style:name="T11" style:family="text">
      <style:text-properties officeooo:rsid="002e83a1"/>
    </style:style>
    <style:style style:name="T12" style:family="text">
      <style:text-properties officeooo:rsid="00317034"/>
    </style:style>
    <style:style style:name="T13" style:family="text">
      <style:text-properties officeooo:rsid="003b7815"/>
    </style:style>
    <style:style style:name="T14" style:family="text">
      <style:text-properties officeooo:rsid="003d1e9f"/>
    </style:style>
    <style:style style:name="T15" style:family="text">
      <style:text-properties officeooo:rsid="003d3779"/>
    </style:style>
    <style:style style:name="T16" style:family="text">
      <style:text-properties officeooo:rsid="003ed05d"/>
    </style:style>
    <style:style style:name="T17" style:family="text">
      <style:text-properties officeooo:rsid="004353ba"/>
    </style:style>
    <style:style style:name="T18" style:family="text">
      <style:text-properties officeooo:rsid="00438a59"/>
    </style:style>
    <style:style style:name="T19" style:family="text">
      <style:text-properties officeooo:rsid="0043b997"/>
    </style:style>
    <style:style style:name="T20" style:family="text">
      <style:text-properties officeooo:rsid="0046a355"/>
    </style:style>
    <style:style style:name="T21" style:family="text">
      <style:text-properties officeooo:rsid="004758d9"/>
    </style:style>
    <style:style style:name="T22" style:family="text">
      <style:text-properties officeooo:rsid="0049a412"/>
    </style:style>
    <style:style style:name="T23" style:family="text">
      <style:text-properties officeooo:rsid="004b4547"/>
    </style:style>
    <style:style style:name="T24" style:family="text">
      <style:text-properties officeooo:rsid="004b4fa7"/>
    </style:style>
    <style:style style:name="T25" style:family="text">
      <style:text-properties officeooo:rsid="004df895"/>
    </style:style>
    <style:style style:name="T26" style:family="text">
      <style:text-properties officeooo:rsid="00500f48"/>
    </style:style>
    <style:style style:name="T27" style:family="text">
      <style:text-properties officeooo:rsid="0053512b"/>
    </style:style>
    <style:style style:name="T28" style:family="text">
      <style:text-properties officeooo:rsid="00546608"/>
    </style:style>
    <style:style style:name="T29" style:family="text">
      <style:text-properties officeooo:rsid="005668e0"/>
    </style:style>
    <style:style style:name="T30" style:family="text">
      <style:text-properties officeooo:rsid="0056e7a7"/>
    </style:style>
    <style:style style:name="T31" style:family="text">
      <style:text-properties officeooo:rsid="0057a506"/>
    </style:style>
    <style:style style:name="T32" style:family="text">
      <style:text-properties officeooo:rsid="005965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ello, everyone, it's Felis.</text:p>
      <text:p text:style-name="P5">In this <text:span text:style-name="T17">video </text:span>tutorial I <text:span text:style-name="T17">want</text:span> show you <text:span text:style-name="T13">the </text:span>basics of <text:span text:style-name="T17">the </text:span>navigation on Tu154. </text:p>
      <text:p text:style-name="P5"/>
      <text:p text:style-name="P6">Artificial horizons.</text:p>
      <text:p text:style-name="P5">There are three artificial horizons in Tu154: two main gauges and one auxiliary. They show <text:span text:style-name="T17">current</text:span> orientation of the airplane, taken from three independent gyros. There is also one <text:span text:style-name="T17">additional</text:span> gyro, that is used to control two main artificial horizons and detect their failures.</text:p>
      <text:p text:style-name="P5"/>
      <text:p text:style-name="P5">Beside the aircraft orientation, two main horizons also shows <text:span text:style-name="T1">some other</text:span> information: </text:p>
      <text:p text:style-name="P5">- deviation from course and glide-slope <text:span text:style-name="T17">by these</text:span> arrow-like needles.</text:p>
      <text:p text:style-name="P5">- commanded roll and pitch from the autopilot <text:span text:style-name="T17">by these long yellow needles</text:span>. <text:span text:style-name="T12">To enable them, turn on this switcher on the ABSU panel. These are called “dirrectors”</text:span></text:p>
      <text:p text:style-name="P5">- <text:span text:style-name="T17">difference between selected air-speed on the auto-throttle and the current on shows this circle-shaped needle</text:span></text:p>
      <text:p text:style-name="P5">- <text:span text:style-name="T17">and these flags shows errors or no power on this particular gauge</text:span></text:p>
      <text:p text:style-name="P5"/>
      <text:p text:style-name="P13"><text:span text:style-name="T18">Two</text:span> main and <text:span text:style-name="T18">a </text:span>reference gyros are controlled by <text:span text:style-name="T16">the </text:span>ATT system. <text:span text:style-name="T18">It</text:span> compares their roll <text:span text:style-name="T18">angles</text:span> and detects <text:span text:style-name="T18">the </text:span>faulty one. If two gyros are failed, then ATT will show error on all three, because it cannot decide which one is faulty and which is not. <text:span text:style-name="T9">ATT system also generates signals of too much roll angle.</text:span></text:p>
      <text:p text:style-name="P35"/>
      <text:p text:style-name="P12">Let's turn on all three artificial horizons and <text:span text:style-name="T18">the </text:span>reference gyro on the overhead panel. <text:s/>Also let's turn on <text:span text:style-name="T18">the </text:span>ATT system.</text:p>
      <text:p text:style-name="P12">As we <text:span text:style-name="T18">can </text:span>see, they show faulty information, because gyros need some time to align with real <text:span text:style-name="T2">aircraft's position. To speed up this process, we need to push the arrest buttons, located here on the ABSU panel.</text:span></text:p>
      <text:p text:style-name="P14">After arresting the gyros we may see the error flags on some of them. To remove them, we need to reset the ATT system by turning it off and then back on. <text:span text:style-name="T18">We can also</text:span> do the test procedure <text:span text:style-name="T18">to remove the flags</text:span>.</text:p>
      <text:p text:style-name="P15"/>
      <text:p text:style-name="P14"/>
      <text:p text:style-name="P7">Compass system</text:p>
      <text:p text:style-name="P17"><text:span text:style-name="T19">C</text:span>ompass system <text:span text:style-name="T19">on TU154</text:span> <text:span text:style-name="T19">can</text:span> be used to <text:span text:style-name="T19">fly</text:span> the Big Circle course in DG mode or magnetic course in MAG mode. <text:span text:style-name="T8">Information from compass system goes to the main HSI gauges, that shows course, selected here on overhead; two radio indicators, that uses magnetic course and one big compass gauge. The big airplane needle shows the main gyro course, and little triangle shows reference gyro. The RC needle shows real course, calculated by Doppler system.</text:span></text:p>
      <text:p text:style-name="P16"/>
      <text:p text:style-name="P16">Let's take a look at <text:span text:style-name="T19">the system’s</text:span> modes.</text:p>
      <text:p text:style-name="P16"/>
      <text:p text:style-name="P17">DG mode uses information from gyros, that always keep their <text:span text:style-name="T19">orientation in space</text:span>. <text:span text:style-name="T3">This gives us the ability to fly directly from one point to another by the Great Circle. We only need to adjust gyros to magnetic course, before using them. Also remember that Earth is rotating and we need </text:span>to correct <text:span text:style-name="T3">this </text:span>rotation <text:span text:style-name="T3">by setting up the correct latitude. </text:span></text:p>
      <text:p text:style-name="P16"/>
      <text:p text:style-name="P16">In MAG mode, information from magnetic sensors goes <text:span text:style-name="T19">to</text:span> magnetic correctors. <text:span text:style-name="T19">They generate signals to the</text:span> course users, like autopilot. <text:span text:style-name="T19">Those correctors use</text:span> separate gyros to smooth the noisy signals from sensors. </text:p>
      <text:p text:style-name="P16">Generally we can use this mode all the time, but we need to remember, that magnetic sensors on the Tu154 are too sensitive to side overload and will give faulty signals during take-off, climb and even descend. So we should use this mode only in straight flight.</text:p>
      <text:p text:style-name="P18"/>
      <text:p text:style-name="P38"><text:soft-page-break/>To adjust the gyros, we need to select MAG mode. Select the gyro, we want to adjust and press ADJUST button. Do the same with another gyro. To adjust magnetic correctors, select DG mode and press ADJUST button again. All system should be aligned to magnetic meridian.</text:p>
      <text:p text:style-name="P39">Selector USERS selects which gyro is used for navigation by autopilot and NVU</text:p>
      <text:p text:style-name="P18"/>
      <text:p text:style-name="P36"><text:span text:style-name="T6">H</text:span><text:span text:style-name="T5">SI</text:span></text:p>
      <text:p text:style-name="P37">This is the main navigational gauge. </text:p>
      <text:p text:style-name="P31">The main scale shows the current course information from the Compass System. To select magnetic or gyro indication, use these switchers. During the flight, the yellow rhombus needle appear. It indicates the slip angle and can be used as a marker to read the real flight course.</text:p>
      <text:p text:style-name="P31">The long arrow is used for a route direction, VOR or ILS course. To set up the course, use this knob. In some modes of the autopilot, this needle rotates automatically.</text:p>
      <text:p text:style-name="P31">Two long <text:span text:style-name="T20">planks show the lateral deviation from the course line and vertical deviation from the glide-slope.</text:span></text:p>
      <text:p text:style-name="P19">Both HSI work in different modes <text:span text:style-name="T29">and show</text:span> different information, according to autopilot <text:span text:style-name="T20">settings</text:span>. <text:span text:style-name="T20">Modes on the left HSI are selected by the autopilot automatically. For the right HSI we can set up any mode manually here.</text:span></text:p>
      <text:p text:style-name="P11"/>
      <text:p text:style-name="P11">Radio navigation</text:p>
      <text:p text:style-name="P20">There are several radio navigation systems on Tu154. Two ADF systems, two VOR/ILS systems, called Cours<text:span text:style-name="T21">e</text:span>MP and a short range radio navigation system.</text:p>
      <text:p text:style-name="P20"/>
      <text:p text:style-name="P20">To turn ON ADF, <text:span text:style-name="T10">we</text:span> need to rotate its mode selector to the COMP position. In this mode radio compass will automatically show direction to the selected NDB. <text:span text:style-name="T21">Use these dials to set up the frequency.</text:span></text:p>
      <text:p text:style-name="P20">Other modes are used to control the audio signals from the selected NDB – ANTENNA mode or manually rotate the receiving frame in FRAME mode.</text:p>
      <text:p text:style-name="P20">To select active part of the ADF system, use channel switcher. Information about direction to <text:span text:style-name="T14">NDB</text:span> is shown here on radio-indicator. <text:span text:style-name="T10">We</text:span> can select source by using these switchers.</text:p>
      <text:p text:style-name="P20"/>
      <text:p text:style-name="P20">CourseMP systems turns ON here. To set up frequency, use these two knobs. <text:span text:style-name="T10">We</text:span> can also select <text:span text:style-name="T21">between</text:span> miles <text:span text:style-name="T21">and</text:span> kilometres <text:span text:style-name="T21">indication on the DME gauges</text:span>. To make them work, turn on <text:span text:style-name="T21">switchers here</text:span>. <text:span text:style-name="T4">Course MP systems are used for VOR navigation and for receiving ILS signals. </text:span></text:p>
      <text:p text:style-name="P21">To select VOR radial, <text:span text:style-name="T10">we</text:span> need to enter it here on central console. But for proper work of autopilot, in VOR mode, <text:span text:style-name="T10">we also</text:span> need to setup the correct course on HSI.</text:p>
      <text:p text:style-name="P20"/>
      <text:p text:style-name="P22">There is also Short Range radio navigation system. But it <text:span text:style-name="T21">i</text:span>s a topic for separate video, because it’<text:span text:style-name="T21">s</text:span> an old system, used <text:span text:style-name="T9">by</text:span> military <text:span text:style-name="T9">at exUSSR countries</text:span>. It doesn't work in other <text:span text:style-name="T21">countries</text:span>.</text:p>
      <text:p text:style-name="P22"/>
      <text:p text:style-name="P8">DISS</text:p>
      <text:p text:style-name="P22">This system uses Doppler effect to calculate current groundspeed, <text:span text:style-name="T22">slip angle</text:span>, wind direction and speed. It is used by Navigation Unit – NVU, <text:span text:style-name="T22">so we need to have it working to read the calculations results.</text:span></text:p>
      <text:p text:style-name="P22"><text:span text:style-name="T9">Remember, that Doppler system</text:span> works only at speeds higher than 160 km/h and roll bank less than 20 degrees.</text:p>
      <text:p text:style-name="P23">Turn it on. Select <text:span text:style-name="T22">the impulse</text:span> power by sea-ground selector. Select NVU by Doppler mode. This is the main operating mode. <text:span text:style-name="T7">During the flight, Doppler system will calculate ground speed, shown here; real course, shown here by the RC needle and slip angle on HSI gauges.</text:span></text:p>
      <text:p text:style-name="P30"><text:span text:style-name="T22">It also</text:span> calculates wind direction and speed, shown here. Remember, that this is the navigational win<text:span text:style-name="T15">d</text:span> direction, showing <text:span text:style-name="T15">where</text:span> the wind blows <text:span text:style-name="T15">to</text:span>, not from.</text:p>
      <text:p text:style-name="P24"/>
      <text:p text:style-name="P24"/>
      <text:p text:style-name="P24"><text:soft-page-break/>NVU by TAS mode is used to enter current wind parameters <text:span text:style-name="T22">manually</text:span>, so the NVU can still make calculations and corrections during the flight. <text:span text:style-name="T9">At the times, when DISS loses its signal or in manual mode – Memory DISS lamp will lit. It means that Doppler system cannot read the ground-speed and slip angle from its sensors and will use true airspeed and wind parameters to calculate them.</text:span></text:p>
      <text:p text:style-name="P25">The last mode is for testing the system. </text:p>
      <text:p text:style-name="P58"/>
      <text:p text:style-name="P58">NVU</text:p>
      <text:p text:style-name="P26">Navigational Unit NVU <text:span text:style-name="T23">uses</text:span> information from compass and doppler systems. It calculates current aircraft's location, relative to the given point by simply adding flown distance by the time.</text:p>
      <text:p text:style-name="P26">NVU system has two parts, for entering and indication <text:span text:style-name="T23">the</text:span> aircraft position on current route leg and the next one. </text:p>
      <text:p text:style-name="P42">To operate this systems we need to enter <text:span text:style-name="T23">current and next courses.</text:span> <text:span text:style-name="T25">To enter some course correction, use this gauge.</text:span></text:p>
      <text:p text:style-name="P42">Then we need to enter current S and Z numbers. S is for our position along the leg before the turning point – we enter negative values. <text:span text:style-name="T23">And </text:span>Z is for <text:span text:style-name="T11">lateral deviation</text:span> <text:span text:style-name="T23">from </text:span>the current route line. Negative values are for left side and positive are for the right side. For the next route leg we enter Sp and Zp parameters. Basically we only need to enter <text:span text:style-name="T15">course</text:span> and Sp parameters during the flight. <text:span text:style-name="T11">Sb and Zb are used for correction. We don't need it for now.</text:span></text:p>
      <text:p text:style-name="P32">This selector is used to enter the distance before the turning point. Use higher number for higher speeds and bigger turn angles. <text:span text:style-name="T23">When current S is smaller, than selected, NVU will switch parts roles, so the second one will show out current position and a first one – our next course and position.</text:span> Enter next course and Sp parameters of the next route leg. We can also switch NVU parts manually.</text:p>
      <text:p text:style-name="P33">To start the calculations, turn on the CALC switcher.</text:p>
      <text:p text:style-name="P27">Correction mode is used only when short range radio navigation system is working. I will show it in later videos.</text:p>
      <text:p text:style-name="P4">In real life this system used only with compass system in DG mode. <text:span text:style-name="T24">It requires a long preparation of the flight plan, to calculate proper courses.</text:span></text:p>
      <text:p text:style-name="P40">We can use it simple way, by setting up the MAG mode on compass system and entering magnetic courses into NVU system. But be aware, that this way is less precise. <text:span text:style-name="T24">So do the complex navigation, using ADF and VOR as a reference points. </text:span></text:p>
      <text:p text:style-name="P40"><text:span text:style-name="T24">Also remember, that Compass system make correction only on selected gyro, by the CORRECTION selector. And NVU uses the one, selected by USERS selector.</text:span></text:p>
      <text:p text:style-name="P41"/>
      <text:p text:style-name="P21"/>
      <text:p text:style-name="P9">KLN90</text:p>
      <text:p text:style-name="P28">This system uses GPS information about current location of the aircraft. <text:span text:style-name="T24">It requires a separate video to cover all of its functions. For now I will show you how to connect it to the autopilot.</text:span></text:p>
      <text:p text:style-name="P34">Turn on the NVU. Turn on NAV prepare mode on ABSU panel. Enable NVU mode on ABSU. Switch source from NVU to GPS here. Now we see, that HSI shows course and lateral deviation from the KLN.</text:p>
      <text:p text:style-name="P29"/>
      <text:p text:style-name="P10">Autopilot</text:p>
      <text:p text:style-name="P46">Autopilot on Tu54 is called ABSU. It is used not only for automatic flight, but also for manual flight. Tu154 is very unstable in the air, so autopilot will help a lot to handle it.</text:p>
      <text:p text:style-name="P46">ABSU requires some systems to work properly: hydraulic system, hydraulic units, artificial horizons and compass system. </text:p>
      <text:p text:style-name="P46">To turn on the autopilot, turn on this switcher on the overhead panel. We see the yokes images on autopilot mode indicators. <text:span text:style-name="T26">It means that autopilot is in manual mode. Also we can see the ABSU READY lamp. It indicates, that ABSU is operational and may be engaged.</text:span></text:p>
      <text:p text:style-name="P46"/>
      <text:p text:style-name="P45"><text:soft-page-break/>Autopilot has two separate channels: roll and pitch. Only enabled channels can be turned to automatic mode. Also we can disable any channel independently.</text:p>
      <text:p text:style-name="P45">To <text:span text:style-name="T26">enable the</text:span> automatic mode, press the blue STAB button. </text:p>
      <text:p text:style-name="P47">To turn back manual mode we can use few methods: use force on the flight yokes to disconnect one or both channels, turn off one or both channels by their respective switchers, or use special button on your joystick, described in technical manual.</text:p>
      <text:p text:style-name="P48">To make the autopilot less sensitive <text:span text:style-name="T26">in</text:span> turbulence, use this switcher. But be aware, that this will make <text:span text:style-name="T26">autopilot</text:span> less precise.</text:p>
      <text:p text:style-name="P49">Let's take a look at different modes of the ABSU. Some of them may be enabled even in manual mode. In this case ABSU will only show you commands on the main artificial horizon.</text:p>
      <text:p text:style-name="P55">All enabled modes are indicated on the ABSU buttons and lamps on the front panel.</text:p>
      <text:p text:style-name="P55"/>
      <text:p text:style-name="P49"><text:span text:style-name="T27">L</text:span>et's <text:span text:style-name="T27">look at </text:span>the roll modes.</text:p>
      <text:p text:style-name="P49">1 – direct roll input. In this mode you can command any roll, using this knob. You can enable this mode by simply rotate this knob in any other mode or press the RESET button. Also remember, that when you set up roll to zero – autopilot will remember the current course and will hold it after some time.</text:p>
      <text:p text:style-name="P49">2 – Course Select mode. This mode allows to enter course directly from left and right HSI, using the yellow crown scale. To select left or right HSI, use this selector. </text:p>
      <text:p text:style-name="P51">3 – NVU mode. To enable this mode you need NVU working. If Prepare Navigation switcher is ON, then ABSU will follow the course line, programmed in NVU. If this switcher is OFF, ABSU will level the aircraft and fly straight. It gives us the ability to program the NVU during the flight.</text:p>
      <text:p text:style-name="P51">Also in this mode you can connect the KLN, using this source selector: NVU-GPS. <text:span text:style-name="T28">Now autopilot will follow the route, programmed in KLN.</text:span></text:p>
      <text:p text:style-name="P53">4 – VOR navigation modes. In this mode <text:span text:style-name="T29">autopilot</text:span> makes course comparison between selected course on HSI and VOR radial <text:span text:style-name="T29">deviation</text:span> from CourseMP system. <text:span text:style-name="T30">VOR-1 takes information from left CourseMP, VOR-2 – from the right.</text:span></text:p>
      <text:p text:style-name="P53">Enter frequency into CourseMP system. Enter the radial here. Setup course on left or right HSI. You can select which one to use here.</text:p>
      <text:p text:style-name="P52">Remember, that this mode will not work, when Prepare landing switcher is on.</text:p>
      <text:p text:style-name="P54">5 – approach mode can be enabled only when Prepare Landing switcher is on and we're receiving signals from ILS beacon. When you enable this mode, autopilot will automatically turn towards the course, selected on the desired HSI with angle of 30 degrees towards it. When we reach the course – autopilot will lock and follow the ILS course signals.</text:p>
      <text:p text:style-name="P54">Press the APP button only when you're ready to make base turn. When you reach the glideslope and you have flaps extended down to 36 degrees – autopilot will automatically enable the GS mode.</text:p>
      <text:p text:style-name="P49"/>
      <text:p text:style-name="P50"/>
      <text:p text:style-name="P50"><text:span text:style-name="T27">Now</text:span> let's see the pitch modes. </text:p>
      <text:p text:style-name="P50">1 – is the direct pitch input. Use this wheel to set up the pitch. You can always enable this mode by turning the wheel.</text:p>
      <text:p text:style-name="P50">2 – V mode is for stabilizing the airspeed. Autopilot will remember airspeed at the time when you press the button and will hold it using pitch</text:p>
      <text:p text:style-name="P50">3 – M mode is similar to V, but for Mach number</text:p>
      <text:p text:style-name="P50">4 – H mode is for holding the altitude. Again, autopilot will remember the altitude at the moment, when you press the button.</text:p>
      <text:p text:style-name="P50">To change speed or altitude, use the pitch wheel to enter the direct mode and then press the button again, when you reach new speed or altitude.</text:p>
      <text:p text:style-name="P51">5 – glideslope mode can be enabled only when PREPARE LANDING switcher is ON and we're already use APPROACH mode in roll channel. <text:span text:style-name="T28">This mode can be enabled automatically, when Approach mode is enabled, flaps extended to 36 degrees and more, and we're passing the glide-slope.</text:span></text:p>
      <text:p text:style-name="P54"><text:soft-page-break/>Autopilot on TU154 can also stabilize airspeed, using auto-throttle system. This system uses information from the airspeed indicators. You can select which one to use by this selector.</text:p>
      <text:p text:style-name="P54">Turn on Prepare switcher. <text:span text:style-name="T31">Right n</text:span>ow <text:span text:style-name="T31">the </text:span>system will sync the airspeed with current. <text:span text:style-name="T31">When you press the STAB button, auto-throttle will hold the synchronised current speed. You can change the speed by this handle.</text:span></text:p>
      <text:p text:style-name="P57">To disable the autothrottle, you can press the STAB button again or move throttle manually.</text:p>
      <text:p text:style-name="P57">These three buttons are used to disconnect any throttle from the system, so you can move them manually.</text:p>
      <text:p text:style-name="P44"/>
      <text:p text:style-name="P57">And the last feature of the Tu154 autopilot is the Go Around mode. You can enable it when autopilot is in approach mode. To engage Go Around, you can move throttle all the way up to take-off power. You can also use this button on the yokes if you're using auto-throttle. <text:span text:style-name="T32">You can setup this button on your joystick. All information is in the technical manual.</text:span></text:p>
      <text:p text:style-name="P56"/>
      <text:p text:style-name="P56"/>
      <text:p text:style-name="P1"/>
      <text:p text:style-name="P3">This is the basics of the navigation on Tu154M. Have a good fligh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9T13:38:09.309000000</meta:creation-date>
    <meta:generator>LibreOffice/5.0.3.2$Windows_x86 LibreOffice_project/e5f16313668ac592c1bfb310f4390624e3dbfb75</meta:generator>
    <dc:date>2016-05-31T19:59:08.706000000</dc:date>
    <meta:editing-duration>PT7H53M27S</meta:editing-duration>
    <meta:editing-cycles>47</meta:editing-cycles>
    <meta:document-statistic meta:table-count="0" meta:image-count="0" meta:object-count="0" meta:page-count="5" meta:paragraph-count="89" meta:word-count="2488" meta:character-count="14243" meta:non-whitespace-character-count="11811"/>
  </office:meta>
</office:document-meta>
</file>